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2.8cm"/>
      <style:paragraph-properties style:writing-mode="lr-tb"/>
    </style:style>
    <style:style style:name="gr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4cm" fo:min-width="2.135cm" fo:padding-top="0.145cm" fo:padding-bottom="0.145cm" fo:padding-left="0.27cm" fo:padding-right="0.27cm"/>
      <style:paragraph-properties style:writing-mode="lr-tb"/>
    </style:style>
    <style:style style:name="gr6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7cm" fo:min-width="2.645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4cm" fo:min-width="1.256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21cm" fo:min-width="0.96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4cm" fo:min-width="1.256cm" fo:padding-top="0.145cm" fo:padding-bottom="0.145cm" fo:padding-left="0.27cm" fo:padding-right="0.27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Aria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cm" svg:height="1.6cm" svg:x="0cm" svg:y="-2.2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xml:id="id2" draw:id="id2" draw:layer="layout" svg:width="1.5cm" svg:height="1.5cm" svg:x="9.887cm" svg:y="10.494cm">
            <text:p text:style-name="P2"><text:span text:style-name="T2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5cm" svg:height="1.5cm" svg:x="11.387cm" svg:y="10.494cm">
            <text:p text:style-name="P2"><text:span text:style-name="T2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5cm" svg:height="1.5cm" svg:x="12.887cm" svg:y="10.494cm">
            <text:p text:style-name="P2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2.675cm" svg:height="0.824cm" svg:x="6.044cm" svg:y="11.244cm">
            <text:p text:style-name="P2"><text:span text:style-name="T2">enque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4" draw:layer="layout" draw:type="curve" svg:x1="7.637cm" svg:y1="10.494cm" svg:x2="9.887cm" svg:y2="11.244cm" draw:start-shape="id1" draw:start-glue-point="2" draw:end-shape="id2" draw:end-glue-point="3" svg:d="M7637 10494c0 500 750 750 2250 750" svg:viewBox="0 0 2251 751">
            <text:p/>
          </draw:connector>
          <draw:custom-shape draw:style-name="gr7" draw:text-style-name="P3" xml:id="id1" draw:id="id1" draw:layer="layout" svg:width="1.5cm" svg:height="1.5cm" svg:x="6.887cm" svg:y="8.994cm">
            <text:p text:style-name="P2"><text:span text:style-name="T2">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3" draw:layer="layout" svg:width="3.185cm" svg:height="0.827cm" svg:x="13.626cm" svg:y="14.822cm">
            <text:p text:style-name="P2"><text:span text:style-name="T2">deque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1.5cm" svg:height="1.5cm" svg:x="8.882cm" svg:y="15.1cm">
            <text:p text:style-name="P2"><text:span text:style-name="T2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1.5cm" svg:height="1.5cm" svg:x="10.382cm" svg:y="15.1cm">
            <text:p text:style-name="P2"><text:span text:style-name="T2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xml:id="id3" draw:id="id3" draw:layer="layout" svg:width="1.5cm" svg:height="1.5cm" svg:x="11.882cm" svg:y="15.1cm">
            <text:p text:style-name="P2"><text:span text:style-name="T2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xml:id="id4" draw:id="id4" draw:layer="layout" svg:width="1.5cm" svg:height="1.5cm" svg:x="14.882cm" svg:y="16.6cm">
            <text:p text:style-name="P2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4" draw:layer="layout" draw:type="curve" svg:x1="13.382cm" svg:y1="15.85cm" svg:x2="15.632cm" svg:y2="16.6cm" draw:start-shape="id3" draw:start-glue-point="1" draw:end-shape="id4" draw:end-glue-point="0" svg:d="M13382 15850c1500 0 2250 250 2250 750" svg:viewBox="0 0 2251 751">
            <text:p/>
          </draw:connector>
        </draw:g>
        <draw:g>
          <draw:custom-shape draw:style-name="gr13" draw:text-style-name="P3" xml:id="id6" draw:id="id6" draw:layer="layout" svg:width="1.5cm" svg:height="1.5cm" svg:x="7.321cm" svg:y="4.996cm">
            <text:p text:style-name="P2"><text:span text:style-name="T2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1.5cm" svg:height="1.5cm" svg:x="8.821cm" svg:y="4.996cm">
            <text:p text:style-name="P2"><text:span text:style-name="T2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1.5cm" svg:height="1.5cm" svg:x="10.321cm" svg:y="4.996cm">
            <text:p text:style-name="P2"><text:span text:style-name="T2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3" xml:id="id5" draw:id="id5" draw:layer="layout" svg:width="1.796cm" svg:height="0.824cm" svg:x="5.278cm" svg:y="3.403cm">
            <text:p text:style-name="P2"><text:span text:style-name="T2">fro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4" draw:layer="layout" draw:type="curve" svg:x1="6.176cm" svg:y1="4.227cm" svg:x2="7.321cm" svg:y2="5.746cm" draw:start-shape="id5" draw:start-glue-point="2" draw:end-shape="id6" draw:end-glue-point="3" svg:d="M6176 4227c0 1013 381 1519 1145 1519" svg:viewBox="0 0 1146 1520">
            <text:p/>
          </draw:connector>
          <draw:custom-shape draw:style-name="gr17" draw:text-style-name="P3" xml:id="id8" draw:id="id8" draw:layer="layout" svg:width="1.5cm" svg:height="1.5cm" svg:x="11.821cm" svg:y="4.996cm">
            <text:p text:style-name="P2"><text:span text:style-name="T2">D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" draw:text-style-name="P3" xml:id="id7" draw:id="id7" draw:layer="layout" svg:width="1.796cm" svg:height="0.824cm" svg:x="13.568cm" svg:y="3.403cm">
            <text:p text:style-name="P2"><text:span text:style-name="T2">bac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6" draw:text-style-name="P4" draw:layer="layout" draw:type="curve" svg:x1="14.466cm" svg:y1="4.227cm" svg:x2="13.321cm" svg:y2="5.746cm" draw:start-shape="id7" draw:start-glue-point="2" draw:end-shape="id8" draw:end-glue-point="1" svg:d="M14466 4227c0 1013-381 1519-1145 1519" svg:viewBox="0 0 1146 1520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3T14:23:13.687000000</dc:date>
    <meta:editing-duration>P2DT8H14M25S</meta:editing-duration>
    <meta:editing-cycles>154</meta:editing-cycles>
    <meta:generator>LibreOffice/6.4.5.2$Windows_X86_64 LibreOffice_project/a726b36747cf2001e06b58ad5db1aa3a9a1872d6</meta:generator>
    <meta:document-statistic meta:object-count="24"/>
  </office:meta>
</office:document-meta>
</file>